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F000001908335CA964574FB1A.png" manifest:media-type="image/png"/>
  <manifest:file-entry manifest:full-path="Pictures/1000020100000400000003FAC9F78B502C9DEC52.png" manifest:media-type="image/png"/>
  <manifest:file-entry manifest:full-path="Pictures/10000201000000E1000000E1F08CE74DFF81AF7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438cm" fo:min-width="2.33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3.46cm" svg:height="3.44cm" svg:x="20.64cm" svg:y="7.3cm">
          <draw:image xlink:href="Pictures/1000020100000400000003FAC9F78B502C9DEC52.png" xlink:type="simple" xlink:show="embed" xlink:actuate="onLoad">
            <text:p text:style-name="P1"/>
          </draw:image>
        </draw:frame>
        <draw:frame draw:style-name="gr2" draw:text-style-name="P1" draw:layer="layout" svg:width="5.952cm" svg:height="5.952cm" svg:x="15.5cm" svg:y="12.4cm">
          <draw:image xlink:href="Pictures/10000201000000E1000000E1F08CE74DFF81AF7E.png" xlink:type="simple" xlink:show="embed" xlink:actuate="onLoad">
            <text:p/>
          </draw:image>
        </draw:frame>
        <draw:custom-shape draw:style-name="gr3" draw:text-style-name="P1" draw:layer="layout" svg:width="4cm" svg:height="3.8cm" svg:x="23.3cm" svg:y="13.4cm">
          <text:p text:style-name="P1">Regist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0.291cm" svg:height="5.6cm" svg:x="2cm" svg:y="7.8cm">
          <draw:image xlink:href="Pictures/10000201000002DF000001908335CA964574FB1A.png" xlink:type="simple" xlink:show="embed" xlink:actuate="onLoad">
            <text:p/>
          </draw:image>
        </draw:frame>
        <draw:line draw:style-name="gr4" draw:text-style-name="P2" draw:layer="layout" svg:x1="1cm" svg:y1="10.5cm" svg:x2="4.9cm" svg:y2="10.5cm">
          <text:p/>
        </draw:line>
        <draw:line draw:style-name="gr4" draw:text-style-name="P2" draw:layer="layout" svg:x1="9.9cm" svg:y1="12.1cm" svg:x2="16.1cm" svg:y2="14.5cm">
          <text:p/>
        </draw:line>
        <draw:line draw:style-name="gr4" draw:text-style-name="P2" draw:layer="layout" svg:x1="23.2cm" svg:y1="15.3cm" svg:x2="20.9cm" svg:y2="15.3cm">
          <text:p/>
        </draw:line>
        <draw:line draw:style-name="gr4" draw:text-style-name="P2" draw:layer="layout" svg:x1="25.3cm" svg:y1="13.3cm" svg:x2="23.3cm" svg:y2="10.3cm">
          <text:p/>
        </draw:line>
        <draw:line draw:style-name="gr4" draw:text-style-name="P2" draw:layer="layout" svg:x1="20.4cm" svg:y1="8.8cm" svg:x2="9.6cm" svg:y2="10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23:44:22.512482509</meta:creation-date>
    <dc:date>2020-10-21T23:54:15.851101276</dc:date>
    <meta:editing-duration>PT9M54S</meta:editing-duration>
    <meta:editing-cycles>1</meta:editing-cycles>
    <meta:document-statistic meta:object-count="9"/>
    <meta:generator>LibreOffice/6.0.7.3$Linux_X86_64 LibreOffice_project/00m0$Build-3</meta:generator>
  </office:meta>
</office:document-meta>
</file>